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</office:automatic-styles>
  <office:body>
    <office:text>
      <text:h text:style-name="Title">Joke</text:h>
      <text:p text:style-name="Text_20_body">He wrote <text:span text:style-name="T1">JOKES</text:span> on the top of a page in his notebook. He had run out of notecards and hadn't been able to convince his mother to go to the Office Supply Store for him. He left a space underneath it and wrote.</text:p>
      <text:p text:style-name="Text_20_body"><text:span text:style-name="T2">"</text:span><text:span text:style-name="T3">Tell</text:span><text:span text:style-name="T4"> </text:span><text:span text:style-name="T5">us</text:span><text:span text:style-name="T6"> </text:span><text:span text:style-name="T7">a</text:span><text:span text:style-name="T8"> </text:span><text:span text:style-name="T9">joke</text:span><text:span text:style-name="T10">"</text:span><text:span text:style-name="T11"> </text:span><text:span text:style-name="T12">the</text:span><text:span text:style-name="T13"> </text:span><text:span text:style-name="T14">listeners</text:span><text:span text:style-name="T15"> </text:span><text:span text:style-name="T16">say</text:span><text:span text:style-name="T17"> </text:span><text:span text:style-name="T18">to</text:span><text:span text:style-name="T19"> </text:span><text:span text:style-name="T20">the</text:span><text:span text:style-name="T21"> </text:span><text:span text:style-name="T22">clown.</text:span><text:span text:style-name="T23"> </text:span><text:span text:style-name="T24">They</text:span><text:span text:style-name="T25"> </text:span><text:span text:style-name="T26">have</text:span><text:span text:style-name="T27"> </text:span><text:span text:style-name="T28">gather</text:span><text:span text:style-name="T29"> </text:span><text:span text:style-name="T30">together</text:span><text:span text:style-name="T31"> </text:span><text:span text:style-name="T32">in</text:span><text:span text:style-name="T33"> </text:span><text:span text:style-name="T34">the</text:span><text:span text:style-name="T35"> </text:span><text:span text:style-name="T36">clearing</text:span><text:span text:style-name="T37"> </text:span><text:span text:style-name="T38">because</text:span><text:span text:style-name="T39"> </text:span><text:span text:style-name="T40">they</text:span><text:span text:style-name="T41"> </text:span><text:span text:style-name="T42">have</text:span><text:span text:style-name="T43"> </text:span><text:span text:style-name="T44">heard</text:span><text:span text:style-name="T45"> </text:span><text:span text:style-name="T46">he</text:span><text:span text:style-name="T47"> </text:span><text:span text:style-name="T48">would</text:span><text:span text:style-name="T49"> </text:span><text:span text:style-name="T50">be</text:span><text:span text:style-name="T51"> </text:span><text:span text:style-name="T52">there,</text:span><text:span text:style-name="T53"> </text:span><text:span text:style-name="T54">and</text:span><text:span text:style-name="T55"> </text:span><text:span text:style-name="T56">they</text:span><text:span text:style-name="T57"> </text:span><text:span text:style-name="T58">have</text:span><text:span text:style-name="T59"> </text:span><text:span text:style-name="T60">heard</text:span><text:span text:style-name="T61"> </text:span><text:span text:style-name="T62">he</text:span><text:span text:style-name="T63"> </text:span><text:span text:style-name="T64">knew</text:span><text:span text:style-name="T65"> </text:span><text:span text:style-name="T66">very</text:span><text:span text:style-name="T67"> </text:span><text:span text:style-name="T68">funny</text:span><text:span text:style-name="T69"> </text:span><text:span text:style-name="T70">jokes</text:span><text:span text:style-name="T71"> </text:span><text:span text:style-name="T72">that</text:span><text:span text:style-name="T73"> </text:span><text:span text:style-name="T74">were</text:span><text:span text:style-name="T75"> </text:span><text:span text:style-name="T76">also</text:span><text:span text:style-name="T77"> </text:span><text:span text:style-name="T78">true.</text:span><text:span text:style-name="T79"> </text:span><text:span text:style-name="T80">"Tell</text:span><text:span text:style-name="T81"> </text:span><text:span text:style-name="T82">us</text:span><text:span text:style-name="T83"> </text:span><text:span text:style-name="T84">a</text:span><text:span text:style-name="T85"> </text:span><text:span text:style-name="T86">joke</text:span><text:span text:style-name="T87"> </text:span><text:span text:style-name="T88">that</text:span><text:span text:style-name="T89"> </text:span><text:span text:style-name="T90">is</text:span><text:span text:style-name="T91"> </text:span><text:span text:style-name="T92">true"</text:span><text:span text:style-name="T93"> </text:span><text:span text:style-name="T94">they</text:span><text:span text:style-name="T95"> </text:span><text:span text:style-name="T96">say.</text:span></text:p>
      <text:p text:style-name="Text_20_body"><text:span text:style-name="T97">The</text:span><text:span text:style-name="T98"> </text:span><text:span text:style-name="T99">clown</text:span><text:span text:style-name="T100"> </text:span><text:span text:style-name="T101">does</text:span><text:span text:style-name="T102"> </text:span><text:span text:style-name="T103">not</text:span><text:span text:style-name="T104"> </text:span><text:span text:style-name="T105">move</text:span><text:span text:style-name="T106"> </text:span><text:span text:style-name="T107">from</text:span><text:span text:style-name="T108"> </text:span><text:span text:style-name="T109">the</text:span><text:span text:style-name="T110"> </text:span><text:span text:style-name="T111">stump.</text:span><text:span text:style-name="T112"> </text:span><text:span text:style-name="T113">He</text:span><text:span text:style-name="T114"> </text:span><text:span text:style-name="T115">doesn't</text:span><text:span text:style-name="T116"> </text:span><text:span text:style-name="T117">move</text:span><text:span text:style-name="T118"> </text:span><text:span text:style-name="T119">at</text:span><text:span text:style-name="T120"> </text:span><text:span text:style-name="T121">all.</text:span><text:span text:style-name="T122"> </text:span><text:span text:style-name="T123">The</text:span><text:span text:style-name="T124"> </text:span><text:span text:style-name="T125">listeners</text:span><text:span text:style-name="T126"> </text:span><text:span text:style-name="T127">watch,</text:span><text:span text:style-name="T128"> </text:span><text:span text:style-name="T129">gap-mouthed,</text:span><text:span text:style-name="T130"> </text:span><text:span text:style-name="T131">as</text:span><text:span text:style-name="T132"> </text:span><text:span text:style-name="T133">a</text:span><text:span text:style-name="T134"> </text:span><text:span text:style-name="T135">butterfly</text:span><text:span text:style-name="T136"> </text:span><text:span text:style-name="T137">lands</text:span><text:span text:style-name="T138"> </text:span><text:span text:style-name="T139">on</text:span><text:span text:style-name="T140"> </text:span><text:span text:style-name="T141">his</text:span><text:span text:style-name="T142"> </text:span><text:span text:style-name="T143">hat.</text:span><text:span text:style-name="T144"> </text:span><text:span text:style-name="T145">A</text:span><text:span text:style-name="T146"> </text:span><text:span text:style-name="T147">breeze</text:span><text:span text:style-name="T148"> </text:span><text:span text:style-name="T149">ruffles</text:span><text:span text:style-name="T150"> </text:span><text:span text:style-name="T151">his</text:span><text:span text:style-name="T152"> </text:span><text:span text:style-name="T153">coat</text:span><text:span text:style-name="T154"> </text:span><text:span text:style-name="T155">and</text:span><text:span text:style-name="T156"> </text:span><text:span text:style-name="T157">the</text:span><text:span text:style-name="T158"> </text:span><text:span text:style-name="T159">butterfly</text:span><text:span text:style-name="T160"> </text:span><text:span text:style-name="T161">flies</text:span><text:span text:style-name="T162"> </text:span><text:span text:style-name="T163">away.</text:span><text:span text:style-name="T164"> </text:span><text:span text:style-name="T165">Hours</text:span><text:span text:style-name="T166"> </text:span><text:span text:style-name="T167">pass.</text:span><text:span text:style-name="T168"> </text:span><text:span text:style-name="T169">The</text:span><text:span text:style-name="T170"> </text:span><text:span text:style-name="T171">listeners</text:span><text:span text:style-name="T172"> </text:span><text:span text:style-name="T173">grow</text:span><text:span text:style-name="T174"> </text:span><text:span text:style-name="T175">impatient.</text:span><text:span text:style-name="T176"> </text:span><text:span text:style-name="T177">Some</text:span><text:span text:style-name="T178"> </text:span><text:span text:style-name="T179">begin</text:span><text:span text:style-name="T180"> </text:span><text:span text:style-name="T181">yelling</text:span><text:span text:style-name="T182"> </text:span><text:span text:style-name="T183">insults</text:span><text:span text:style-name="T184"> </text:span><text:span text:style-name="T185">at</text:span><text:span text:style-name="T186"> </text:span><text:span text:style-name="T187">the</text:span><text:span text:style-name="T188"> </text:span><text:span text:style-name="T189">clown.</text:span><text:span text:style-name="T190"> </text:span><text:span text:style-name="T191">Eventually,</text:span><text:span text:style-name="T192"> </text:span><text:span text:style-name="T193">they</text:span><text:span text:style-name="T194"> </text:span><text:span text:style-name="T195">begin</text:span><text:span text:style-name="T196"> </text:span><text:span text:style-name="T197">to</text:span><text:span text:style-name="T198"> </text:span><text:span text:style-name="T199">walk</text:span><text:span text:style-name="T200"> </text:span><text:span text:style-name="T201">away</text:span><text:span text:style-name="T202"> </text:span><text:span text:style-name="T203">into</text:span><text:span text:style-name="T204"> </text:span><text:span text:style-name="T205">the</text:span><text:span text:style-name="T206"> </text:span><text:span text:style-name="T207">woods.</text:span></text:p>
      <text:p text:style-name="Text_20_body"><text:span text:style-name="T208">The</text:span><text:span text:style-name="T209"> </text:span><text:span text:style-name="T210">moon</text:span><text:span text:style-name="T211"> </text:span><text:span text:style-name="T212">rises</text:span><text:span text:style-name="T213"> </text:span><text:span text:style-name="T214">on</text:span><text:span text:style-name="T215"> </text:span><text:span text:style-name="T216">the</text:span><text:span text:style-name="T217"> </text:span><text:span text:style-name="T218">clearing.</text:span><text:span text:style-name="T219"> </text:span><text:span text:style-name="T220">The</text:span><text:span text:style-name="T221"> </text:span><text:span text:style-name="T222">only</text:span><text:span text:style-name="T223"> </text:span><text:span text:style-name="T224">people</text:span><text:span text:style-name="T225"> </text:span><text:span text:style-name="T226">left</text:span><text:span text:style-name="T227"> </text:span><text:span text:style-name="T228">are</text:span><text:span text:style-name="T229"> </text:span><text:span text:style-name="T230">the</text:span><text:span text:style-name="T231"> </text:span><text:span text:style-name="T232">clown</text:span><text:span text:style-name="T233"> </text:span><text:span text:style-name="T234">and</text:span><text:span text:style-name="T235"> </text:span><text:span text:style-name="T236">a</text:span><text:span text:style-name="T237"> </text:span><text:span text:style-name="T238">listener,</text:span><text:span text:style-name="T239"> </text:span><text:span text:style-name="T240">the</text:span><text:span text:style-name="T241"> </text:span><text:span text:style-name="T242">last</text:span><text:span text:style-name="T243"> </text:span><text:span text:style-name="T244">listener</text:span><text:span text:style-name="T245">.</text:span><text:span text:style-name="T246"> </text:span><text:span text:style-name="T247">She</text:span><text:span text:style-name="T248"> </text:span><text:span text:style-name="T249">has</text:span><text:span text:style-name="T250"> </text:span><text:span text:style-name="T251">been</text:span><text:span text:style-name="T252"> </text:span><text:span text:style-name="T253">waiting</text:span><text:span text:style-name="T254"> </text:span><text:span text:style-name="T255">for</text:span><text:span text:style-name="T256"> </text:span><text:span text:style-name="T257">the</text:span><text:span text:style-name="T258"> </text:span><text:span text:style-name="T259">joke</text:span><text:span text:style-name="T260"> </text:span><text:span text:style-name="T261">a</text:span><text:span text:style-name="T262"> </text:span><text:span text:style-name="T263">long</text:span><text:span text:style-name="T264"> </text:span><text:span text:style-name="T265">time.</text:span><text:span text:style-name="T266"> </text:span><text:span text:style-name="T267">The</text:span><text:span text:style-name="T268"> </text:span><text:span text:style-name="T269">clown</text:span><text:span text:style-name="T270"> </text:span><text:span text:style-name="T271">opens</text:span><text:span text:style-name="T272"> </text:span><text:span text:style-name="T273">his</text:span><text:span text:style-name="T274"> </text:span><text:span text:style-name="T275">mouth</text:span><text:span text:style-name="T276"> </text:span><text:span text:style-name="T277">and</text:span><text:span text:style-name="T278"> </text:span><text:span text:style-name="T279">she</text:span><text:span text:style-name="T280"> </text:span><text:span text:style-name="T281">leans</text:span><text:span text:style-name="T282"> </text:span><text:span text:style-name="T283">in</text:span><text:span text:style-name="T284"> </text:span><text:span text:style-name="T285">closer</text:span><text:span text:style-name="T286"> </text:span><text:span text:style-name="T287">to</text:span><text:span text:style-name="T288"> </text:span><text:span text:style-name="T289">hear.</text:span><text:span text:style-name="T290"> </text:span><text:span text:style-name="T291">He</text:span><text:span text:style-name="T292"> </text:span><text:span text:style-name="T293">closes</text:span><text:span text:style-name="T294"> </text:span><text:span text:style-name="T295">it</text:span><text:span text:style-name="T296"> </text:span><text:span text:style-name="T297">as</text:span><text:span text:style-name="T298"> </text:span><text:span text:style-name="T299">a</text:span><text:span text:style-name="T300"> </text:span><text:span text:style-name="T301">tear</text:span><text:span text:style-name="T302"> </text:span><text:span text:style-name="T303">falls</text:span><text:span text:style-name="T304"> </text:span><text:span text:style-name="T305">onto</text:span><text:span text:style-name="T306"> </text:span><text:span text:style-name="T307">his</text:span><text:span text:style-name="T308"> </text:span><text:span text:style-name="T309">coat,</text:span><text:span text:style-name="T310"> </text:span><text:span text:style-name="T311">then</text:span><text:span text:style-name="T312"> </text:span><text:span text:style-name="T313">another.</text:span><text:span text:style-name="T314"> </text:span><text:span text:style-name="T315">He</text:span><text:span text:style-name="T316"> </text:span><text:span text:style-name="T317">opens</text:span><text:span text:style-name="T318"> </text:span><text:span text:style-name="T319">his</text:span><text:span text:style-name="T320"> </text:span><text:span text:style-name="T321">mouth</text:span><text:span text:style-name="T322"> </text:span><text:span text:style-name="T323">again</text:span><text:span text:style-name="T324"> </text:span><text:span text:style-name="T325">in</text:span><text:span text:style-name="T326"> </text:span><text:span text:style-name="T327">a</text:span><text:span text:style-name="T328"> </text:span><text:span text:style-name="T329">sob.</text:span><text:span text:style-name="T330"> </text:span><text:span text:style-name="T331">The</text:span><text:span text:style-name="T332"> </text:span><text:span text:style-name="T333">listener</text:span><text:span text:style-name="T334"> </text:span><text:span text:style-name="T335">walks</text:span><text:span text:style-name="T336"> </text:span><text:span text:style-name="T337">over</text:span><text:span text:style-name="T338"> </text:span><text:span text:style-name="T339">to</text:span><text:span text:style-name="T340"> </text:span><text:span text:style-name="T341">him</text:span><text:span text:style-name="T342"> </text:span><text:span text:style-name="T343">and</text:span><text:span text:style-name="T344"> </text:span><text:span text:style-name="T345">puts</text:span><text:span text:style-name="T346"> </text:span><text:span text:style-name="T347">a</text:span><text:span text:style-name="T348"> </text:span><text:span text:style-name="T349">hand</text:span><text:span text:style-name="T350"> </text:span><text:span text:style-name="T351">on</text:span><text:span text:style-name="T352"> </text:span><text:span text:style-name="T353">his</text:span><text:span text:style-name="T354"> </text:span><text:span text:style-name="T355">shoulder.</text:span></text:p>
      <text:p text:style-name="Text_20_body"><text:span text:style-name="T356">"I'm</text:span><text:span text:style-name="T357"> </text:span><text:span text:style-name="T358">sorry"</text:span><text:span text:style-name="T359"> </text:span><text:span text:style-name="T360">says</text:span><text:span text:style-name="T361"> </text:span><text:span text:style-name="T362">the</text:span><text:span text:style-name="T363"> </text:span><text:span text:style-name="T364">clown.</text:span><text:span text:style-name="T365"> </text:span><text:span text:style-name="T366">"Sorry</text:span><text:span text:style-name="T367"> </text:span><text:span text:style-name="T368">for</text:span><text:span text:style-name="T369"> </text:span><text:span text:style-name="T370">what"</text:span><text:span text:style-name="T371"> </text:span><text:span text:style-name="T372">she</text:span><text:span text:style-name="T373"> </text:span><text:span text:style-name="T374">asks.</text:span><text:span text:style-name="T375"> </text:span><text:span text:style-name="T376">"I</text:span><text:span text:style-name="T377"> </text:span><text:span text:style-name="T378">don't</text:span><text:span text:style-name="T379"> </text:span><text:span text:style-name="T380">know.</text:span><text:span text:style-name="T381"> </text:span><text:span text:style-name="T382">I</text:span><text:span text:style-name="T383"> </text:span><text:span text:style-name="T384">don't</text:span><text:span text:style-name="T385"> </text:span><text:span text:style-name="T386">know</text:span><text:span text:style-name="T387"> </text:span><text:span text:style-name="T388">any</text:span><text:span text:style-name="T389"> </text:span><text:span text:style-name="T390">jokes."</text:span><text:span text:style-name="T391"> </text:span><text:span text:style-name="T392">He</text:span><text:span text:style-name="T393"> </text:span><text:span text:style-name="T394">disappears.</text:span><text:span text:style-name="T395"> </text:span><text:span text:style-name="T396">The</text:span><text:span text:style-name="T397"> </text:span><text:span text:style-name="T398">last</text:span><text:span text:style-name="T399"> </text:span><text:span text:style-name="T400">listener</text:span><text:span text:style-name="T401"> </text:span><text:span text:style-name="T402">sits</text:span><text:span text:style-name="T403"> </text:span><text:span text:style-name="T404">on</text:span><text:span text:style-name="T405"> </text:span><text:span text:style-name="T406">the</text:span><text:span text:style-name="T407"> </text:span><text:span text:style-name="T408">log</text:span><text:span text:style-name="T409"> </text:span><text:span text:style-name="T410">and</text:span><text:span text:style-name="T411"> </text:span><text:span text:style-name="T412">looks</text:span><text:span text:style-name="T413"> </text:span><text:span text:style-name="T414">at</text:span><text:span text:style-name="T415"> </text:span><text:span text:style-name="T416">the</text:span><text:span text:style-name="T417"> </text:span><text:span text:style-name="T418">sky.</text:span><text:span text:style-name="T419"> </text:span><text:span text:style-name="T420">There</text:span><text:span text:style-name="T421"> </text:span><text:span text:style-name="T422">are</text:span><text:span text:style-name="T423"> </text:span><text:span text:style-name="T424">no</text:span><text:span text:style-name="T425"> </text:span><text:span text:style-name="T426">stars</text:span><text:span text:style-name="T42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ke</dc:title>
  </office:meta>
</office:document-meta>
</file>